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marker-start="" draw:fill="none" draw:textarea-vertical-align="middle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svg:stroke-color="#008000" draw:marker-start="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svg:stroke-color="#000000" draw:fill="solid" draw:fill-color="#729fc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ff3333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5.2cm" svg:height="2.2cm" svg:x="9.8cm" svg:y="6.6cm">
          <text:p text:style-name="P1">TrainData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6.9cm" svg:height="5.2cm" svg:x="9.4cm" svg:y="11.3cm">
          <text:p text:style-name="P1">MADataStorage</text:p>
          <text:p text:style-name="P1">- EOA</text:p>
          <text:p text:style-name="P1">- SvL</text:p>
          <text:p text:style-name="P1">- Release Spee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1" draw:layer="layout" svg:x1="15.7cm" svg:y1="20cm" svg:x2="28cm" svg:y2="8.3cm">
          <text:p/>
        </draw:line>
        <draw:custom-shape draw:style-name="gr3" draw:text-style-name="P1" xml:id="id4" draw:id="id4" draw:layer="layout" svg:width="9.6cm" svg:height="3.3cm" svg:x="18.9cm" svg:y="16.3cm">
          <text:p text:style-name="P1">InformDriverAboutUnsuitabil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6.2cm" svg:height="2.9cm" svg:x="19.3cm" svg:y="7.8cm">
          <text:p text:style-name="P1">ReplaceMA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2.4cm" svg:y1="10.7cm" svg:x2="16.3cm" svg:y2="13.9cm" draw:start-shape="id1" draw:start-glue-point="8" draw:end-shape="id2" draw:end-glue-point="8" svg:d="m22400 10700c0 2134-2033 3200-6100 3200" svg:viewBox="0 0 6101 3201">
          <text:p/>
        </draw:connector>
        <draw:connector draw:style-name="gr5" draw:text-style-name="P1" draw:layer="layout" draw:type="curve" svg:x1="20.5cm" svg:y1="4.55cm" svg:x2="22.4cm" svg:y2="7.8cm" draw:start-shape="id3" draw:start-glue-point="10" draw:end-shape="id1" draw:end-glue-point="4" svg:d="m20500 4550c1267 0 1900 1083 1900 3250" svg:viewBox="0 0 1901 3251">
          <text:p/>
        </draw:connector>
        <draw:connector draw:style-name="gr5" draw:text-style-name="P1" draw:layer="layout" draw:type="curve" svg:x1="20.5cm" svg:y1="4.55cm" svg:x2="27.095cm" svg:y2="16.783cm" draw:start-shape="id3" draw:start-glue-point="10" draw:end-shape="id4" draw:end-glue-point="11" svg:d="m20500 4550c4397 0 6595 4077 6595 12233" svg:viewBox="0 0 6596 12234">
          <text:p/>
        </draw:connector>
        <draw:frame draw:style-name="gr6" draw:text-style-name="P2" draw:layer="layout" svg:width="3.3cm" svg:height="1.85cm" svg:x="16.6cm" svg:y="19.1cm">
          <draw:text-box>
            <text:p><text:span text:style-name="T1">DMI</text:span></text:p>
          </draw:text-box>
        </draw:frame>
        <draw:frame draw:style-name="gr7" draw:text-style-name="P2" draw:layer="layout" svg:width="4cm" svg:height="0.983cm" svg:x="12.7cm" svg:y="18.617cm">
          <draw:text-box>
            <text:p><text:span text:style-name="T1">EVC kernel</text:span></text:p>
          </draw:text-box>
        </draw:frame>
        <draw:custom-shape draw:style-name="gr4" draw:text-style-name="P1" xml:id="id3" draw:id="id3" draw:layer="layout" svg:width="7.4cm" svg:height="2.9cm" svg:x="13.1cm" svg:y="3.1cm">
          <text:p text:style-name="P1">CompareSuitability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2.4cm" svg:y1="6.6cm" svg:x2="13.1cm" svg:y2="4.55cm" draw:start-shape="id5" draw:start-glue-point="5" draw:end-shape="id3" draw:end-glue-point="6" svg:d="m12400 6600c0-1367 233-2050 700-2050" svg:viewBox="0 0 701 2051">
          <text:p/>
        </draw:connector>
        <draw:line draw:style-name="gr2" draw:text-style-name="P1" draw:layer="layout" svg:x1="1.3cm" svg:y1="8.9cm" svg:x2="11cm" svg:y2="2.6cm">
          <text:p/>
        </draw:line>
        <draw:frame draw:style-name="gr8" draw:text-style-name="P2" draw:layer="layout" svg:width="4cm" svg:height="1.2cm" svg:x="2.9cm" svg:y="7.7cm">
          <draw:text-box>
            <text:p><text:span text:style-name="T1">EVC</text:span></text:p>
          </draw:text-box>
        </draw:frame>
        <draw:frame draw:style-name="gr8" draw:text-style-name="P2" xml:id="id9" draw:id="id9" draw:layer="layout" svg:width="4cm" svg:height="1.2cm" svg:x="0.9cm" svg:y="6.4cm">
          <draw:text-box>
            <text:p><text:span text:style-name="T1">trackside</text:span></text:p>
          </draw:text-box>
        </draw:frame>
        <draw:custom-shape draw:style-name="gr9" draw:text-style-name="P1" xml:id="id6" draw:id="id6" draw:layer="layout" svg:width="6.1cm" svg:height="3.8cm" svg:x="1.4cm" svg:y="1.3cm">
          <text:p text:style-name="P1">RouteSuitabilityData</text:p>
          <text:p text:style-name="P1"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3" draw:layer="layout" svg:width="4cm" svg:height="1.2cm" svg:x="9.3cm" svg:y="4.9cm">
          <draw:text-box>
            <text:p><text:span text:style-name="T2">TrainData</text:span></text:p>
          </draw:text-box>
        </draw:frame>
        <draw:frame draw:style-name="gr8" draw:text-style-name="P3" draw:layer="layout" svg:width="21.6cm" svg:height="1.518cm" svg:x="7.4cm" svg:y="1.6cm">
          <draw:text-box>
            <text:p><text:span text:style-name="T2">RouteSuitabilityData </text:span><text:span text:style-name="T3">(packet 70 = loading gauges accepted by trackside, traction system, <text:s text:c="68"/>highest axle load category permitted by trackside)</text:span></text:p>
          </draw:text-box>
        </draw:frame>
        <draw:connector draw:style-name="gr5" draw:text-style-name="P1" draw:layer="layout" draw:type="curve" svg:x1="7.5cm" svg:y1="3.2cm" svg:x2="16.8cm" svg:y2="3.1cm" draw:start-shape="id6" draw:start-glue-point="8" draw:end-shape="id3" draw:end-glue-point="4" svg:d="m7500 3200c4201 0 3501-301 4775-514s4525-337 4525 414" svg:viewBox="0 0 9301 678">
          <text:p/>
        </draw:connector>
        <draw:frame draw:style-name="gr8" draw:text-style-name="P3" draw:layer="layout" svg:width="6.1cm" svg:height="1.675cm" svg:x="16.3cm" svg:y="11cm">
          <draw:text-box>
            <text:p><text:span text:style-name="T2">ClosestUnsuitabilityLocation</text:span></text:p>
          </draw:text-box>
        </draw:frame>
        <draw:frame draw:style-name="gr10" draw:text-style-name="P3" draw:layer="layout" svg:width="6.1cm" svg:height="0.963cm" svg:x="21.1cm" svg:y="3.7cm">
          <draw:text-box>
            <text:p><text:span text:style-name="T2">ListOfUnsuitabilities</text:span></text:p>
          </draw:text-box>
        </draw:frame>
        <draw:custom-shape draw:style-name="gr11" draw:text-style-name="P1" xml:id="id8" draw:id="id8" draw:layer="layout" svg:width="6.2cm" svg:height="1.9cm" svg:x="1.9cm" svg:y="16cm">
          <text:p text:style-name="P1">Tri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5.05cm" svg:y1="11.3cm" svg:x2="5cm" svg:y2="16cm" draw:start-shape="id7" draw:start-glue-point="7" draw:end-shape="id8" draw:end-glue-point="4" svg:d="m5050 11300c0 3526-50 1177-50 4700" svg:viewBox="0 0 51 4701">
          <text:p/>
        </draw:connector>
        <draw:frame draw:style-name="gr7" draw:text-style-name="P3" draw:layer="layout" svg:width="4.5cm" svg:height="0.963cm" svg:x="1cm" svg:y="12.4cm">
          <draw:text-box>
            <text:p><text:span text:style-name="T2">TrainLocation</text:span></text:p>
          </draw:text-box>
        </draw:frame>
        <draw:connector draw:style-name="gr5" draw:text-style-name="P1" draw:layer="layout" draw:type="curve" svg:x1="9.4cm" svg:y1="13.9cm" svg:x2="7.192cm" svg:y2="16.278cm" draw:start-shape="id2" draw:start-glue-point="6" draw:end-shape="id8" draw:end-glue-point="11" svg:d="m9400 13900c-1472 0-2208 792-2208 2378" svg:viewBox="0 0 2209 2379">
          <text:p/>
        </draw:connector>
        <draw:frame draw:style-name="gr7" draw:text-style-name="P4" draw:layer="layout" svg:width="4.5cm" svg:height="2.447cm" svg:x="5.7cm" svg:y="11.6cm">
          <draw:text-box>
            <text:p><text:span text:style-name="T4">EOA or Supervised Location ?</text:span></text:p>
          </draw:text-box>
        </draw:frame>
        <draw:connector draw:style-name="gr5" draw:text-style-name="P1" draw:layer="layout" draw:type="curve" svg:x1="12.4cm" svg:y1="6.6cm" svg:x2="2.9cm" svg:y2="6.4cm" draw:start-shape="id5" draw:start-glue-point="5" draw:end-shape="id9" svg:d="m12400 6600c0-1050-9500-950-9500-200" svg:viewBox="0 0 9501 777">
          <text:p/>
        </draw:connector>
        <draw:connector draw:style-name="gr5" draw:text-style-name="P1" draw:layer="layout" draw:type="curve" svg:x1="8.1cm" svg:y1="10.05cm" svg:x2="19.3cm" svg:y2="9.25cm" draw:start-shape="id7" draw:start-glue-point="8" draw:end-shape="id1" draw:end-glue-point="6" svg:d="m8100 10050c8401 0 2802-800 11200-800" svg:viewBox="0 0 11201 801">
          <text:p/>
        </draw:connector>
        <draw:custom-shape draw:style-name="gr1" draw:text-style-name="P1" xml:id="id7" draw:id="id7" draw:layer="layout" svg:width="6.1cm" svg:height="2.5cm" svg:x="2cm" svg:y="8.8cm">
          <text:p text:style-name="P1">TrainLocation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3" draw:layer="layout" svg:width="4.5cm" svg:height="0.963cm" svg:x="8cm" svg:y="9.001cm">
          <draw:text-box>
            <text:p><text:span text:style-name="T2">TrainLocation</text:span></text:p>
          </draw:text-box>
        </draw:frame>
        <draw:custom-shape draw:style-name="gr12" draw:text-style-name="P1" draw:layer="layout" svg:width="2.9cm" svg:height="1.1cm" svg:x="6.7cm" svg:y="7.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7" draw:text-style-name="P4" draw:layer="layout" svg:width="4.5cm" svg:height="0.983cm" svg:x="5.4cm" svg:y="6.702cm">
          <draw:text-box>
            <text:p><text:span text:style-name="T4">included in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4T14:45:16.81</meta:creation-date>
    <dc:date>2013-10-25T15:48:04.90</dc:date>
    <meta:editing-duration>PT3H38M21S</meta:editing-duration>
    <meta:editing-cycles>13</meta:editing-cycles>
    <meta:generator>LibreOffice/4.0.5.2$Windows_x86 LibreOffice_project/5464147a081647a250913f19c0715bca595af2f</meta:generator>
    <meta:document-statistic meta:object-count="32"/>
  </office:meta>
</office:document-meta>
</file>